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TableRow51" style:family="table-row">
      <style:table-row-properties style:row-height="0.5534in" style:use-optimal-row-height="false"/>
    </style:style>
    <style:style style:name="TableCell52" style:family="table-cell">
      <style:table-cell-properties fo:border="none" style:writing-mode="lr-tb" fo:padding-top="0.0381in" fo:padding-left="0.0381in" fo:padding-bottom="0.0381in" fo:padding-right="0.0381in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margin-left="0.4368in">
        <style:tab-stops/>
      </style:paragraph-properties>
    </style:style>
    <style:style style:name="TableRow57" style:family="table-row">
      <style:table-row-properties style:row-height="0.55in" style:use-optimal-row-height="false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>
        <style:tab-stops/>
      </style:paragraph-properties>
    </style:style>
    <style:style style:name="TableRow63" style:family="table-row">
      <style:table-row-properties style:row-height="0.5in" style:use-optimal-row-height="false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P65" style:parent-style-name="Cambria" style:family="paragraph">
      <style:paragraph-properties fo:margin-left="0.4368in">
        <style:tab-stops/>
      </style:paragraph-properties>
    </style:style>
    <style:style style:name="TableCell6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TableRow68" style:family="table-row">
      <style:table-row-properties style:row-height="0.5541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margin-left="0.4368in">
        <style:tab-stops/>
      </style:paragraph-properties>
    </style:style>
    <style:style style:name="TableRow74" style:family="table-row">
      <style:table-row-properties style:row-height="0.5493in"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7" style:parent-style-name="Standard" style:family="paragraph">
      <style:paragraph-properties fo:text-align="end" fo:margin-left="0.4368in">
        <style:tab-stops/>
      </style:paragraph-properties>
    </style:style>
    <style:style style:name="T7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7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margin-left="0.4368in">
        <style:tab-stops/>
      </style:paragraph-properties>
    </style:style>
    <style:style style:name="TableRow81" style:family="table-row">
      <style:table-row-properties style:row-height="0.6208in" style:use-optimal-row-height="false"/>
    </style:style>
    <style:style style:name="TableCell82" style:family="table-cell">
      <style:table-cell-properties fo:border="none" style:writing-mode="lr-tb" fo:padding-top="0.0381in" fo:padding-left="0.0381in" fo:padding-bottom="0.0381in" fo:padding-right="0.0381in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4" style:parent-style-name="Standard" style:family="paragraph">
      <style:paragraph-properties fo:text-align="end" fo:margin-left="0.4368in">
        <style:tab-stops/>
      </style:paragraph-properties>
    </style:style>
    <style:style style:name="T85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margin-left="0.4368in">
        <style:tab-stops/>
      </style:paragraph-properties>
    </style:style>
    <style:style style:name="TableRow88" style:family="table-row">
      <style:table-row-properties style:row-height="0.5in" style:use-optimal-row-height="false"/>
    </style:style>
    <style:style style:name="TableCell89" style:family="table-cell">
      <style:table-cell-properties fo:border="none" style:writing-mode="lr-tb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P93" style:parent-style-name="Standard" style:family="paragraph">
      <style:text-properties style:font-name="Calibri" fo:color="#000000" fo:font-size="26pt" style:font-size-asian="26pt"/>
    </style:style>
    <style:style style:name="P94" style:parent-style-name="Normal" style:family="paragraph">
      <style:text-properties fo:font-weight="bold" style:font-weight-asian="bold"/>
    </style:style>
    <style:style style:name="P95" style:parent-style-name="Normal" style:family="paragraph">
      <style:text-properties fo:font-weight="bold" style:font-weight-asian="bold"/>
    </style:style>
    <style:style style:name="T96" style:parent-style-name="Fuentedepárrafopredeter." style:family="text">
      <style:text-properties style:font-name-complex="Calibri"/>
    </style:style>
    <style:style style:name="P97" style:parent-style-name="Normal" style:family="paragraph">
      <style:paragraph-properties fo:break-before="page"/>
    </style:style>
    <style:style style:name="P98" style:parent-style-name="Normal" style:family="paragraph">
      <style:text-properties fo:font-weight="bold" style:font-weight-asian="bold"/>
    </style:style>
    <style:style style:name="P99" style:parent-style-name="Normal" style:family="paragraph">
      <style:text-properties fo:font-weight="bold" style:font-weight-asian="bold"/>
    </style:style>
    <style:style style:name="P100" style:parent-style-name="Normal" style:family="paragraph">
      <style:paragraph-properties fo:break-before="page"/>
    </style:style>
    <style:style style:name="P101" style:parent-style-name="Normal" style:family="paragraph">
      <style:text-properties fo:font-weight="bold" style:font-weight-asian="bold"/>
    </style:style>
    <style:style style:name="P102" style:parent-style-name="Normal" style:family="paragraph">
      <style:text-properties fo:font-weight="bold" style:font-weight-asian="bold"/>
    </style:style>
    <style:style style:name="P103" style:parent-style-name="Normal" style:family="paragraph">
      <style:paragraph-properties fo:break-before="page"/>
    </style:style>
    <style:style style:name="P104" style:parent-style-name="Normal" style:family="paragraph">
      <style:text-properties fo:font-weight="bold" style:font-weight-asian="bold"/>
    </style:style>
    <style:style style:name="P105" style:parent-style-name="Standard" style:family="paragraph">
      <style:text-properties style:font-name="Arial" style:font-name-complex="Arial" fo:font-size="14pt" style:font-size-asian="14pt" style:font-size-complex="14pt"/>
    </style:style>
    <style:style style:name="T106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107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>Ing. Claudia Rodriguez Espino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>Fundamentos de Programacion</text:p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>1102</text:p>
          </table:table-cell>
        </table:table-row>
        <table:table-row table:style-name="TableRow51">
          <table:table-cell table:style-name="TableCell52">
            <text:p text:style-name="P53"/>
            <text:p text:style-name="P54">No de Práctica(s):</text:p>
          </table:table-cell>
          <table:table-cell table:style-name="TableCell55">
            <text:p text:style-name="P56">Practica No. 5</text:p>
          </table:table-cell>
        </table:table-row>
        <table:table-row table:style-name="TableRow57">
          <table:table-cell table:style-name="TableCell58">
            <text:p text:style-name="P59"/>
            <text:p text:style-name="P60">Integrante(s):</text:p>
          </table:table-cell>
          <table:table-cell table:style-name="TableCell61">
            <text:p text:style-name="P62">Cedano Mora Cristian</text:p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/>
            <text:p text:style-name="P71">Semestre:</text:p>
          </table:table-cell>
          <table:table-cell table:style-name="TableCell72">
            <text:p text:style-name="P73">Primer semestre</text:p>
          </table:table-cell>
        </table:table-row>
        <table:table-row table:style-name="TableRow74">
          <table:table-cell table:style-name="TableCell75">
            <text:p text:style-name="P76"/>
            <text:p text:style-name="P77"><text:span text:style-name="T78">Fecha de entrega:</text:span></text:p>
          </table:table-cell>
          <table:table-cell table:style-name="TableCell79">
            <text:p text:style-name="P80">16-septiembre-2017</text:p>
          </table:table-cell>
        </table:table-row>
        <table:table-row table:style-name="TableRow81">
          <table:table-cell table:style-name="TableCell82">
            <text:p text:style-name="P83"/>
            <text:p text:style-name="P84"><text:span text:style-name="T85">Observaciones:</text:span></text:p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</table:table>
      <text:p text:style-name="Standard"/>
      <text:p text:style-name="Standard"/>
      <text:p text:style-name="P93"><text:tab/><text:tab/><text:tab/><text:tab/><text:tab/>CALIFICACIÓN: __________</text:p>
      <text:p text:style-name="Normal"/>
      <text:p text:style-name="Normal"/>
      <text:soft-page-break/>
      <text:p text:style-name="P94">Chicharronera:</text:p>
      <text:p text:style-name="P95"/>
      <text:p text:style-name="Normal">Inicio</text:p>
      <text:p text:style-name="Normal">ESCRIBIR: “dame el valor de a”</text:p>
      <text:p text:style-name="Normal">LEER: a</text:p>
      <text:p text:style-name="Normal">SI (a=0) ENTONCES:<text:tab/></text:p>
      <text:p text:style-name="Normal">ESCRIBIR: “dame el valor de b”</text:p>
      <text:p text:style-name="Normal">LEER: b</text:p>
      <text:p text:style-name="Normal">ESCRIBIR: “dame el valor de c”</text:p>
      <text:p text:style-name="Normal">LEER: c</text:p>
      <text:p text:style-name="Normal">FIN DE LO CONTRARIO</text:p>
      <text:p text:style-name="Normal">RESOLVER: z=(-b/2a)</text:p>
      <text:p text:style-name="Normal">RESOLVER: p=(b^2-4ac)</text:p>
      <text:p text:style-name="Normal">Si p&lt;0 ENTONCES:</text:p>
      <text:p text:style-name="Normal">RESOLVER: m=p*(-1)</text:p>
      <text:p text:style-name="Normal">RESOLVER: p2=((<text:span text:style-name="T96">√</text:span>m)/(2ª)</text:p>
      <text:p text:style-name="Normal">ESCRIBIR: x1=z+p1; x2=z-p2</text:p>
      <text:p text:style-name="Normal">FIN DE LO CONTRARIO</text:p>
      <text:p text:style-name="P97"/>
      <text:soft-page-break/>
      <text:p text:style-name="P98">Resolución de ecuaciones:</text:p>
      <text:p text:style-name="P99"/>
      <text:p text:style-name="Normal">INICIO</text:p>
      <text:p text:style-name="Normal">x, y ENTERO</text:p>
      <text:p text:style-name="Normal">ESCRIBIR: “Pedir el valor de x”</text:p>
      <text:p text:style-name="Normal">Leer: “x”</text:p>
      <text:p text:style-name="Normal">SI (x&lt;2) ENTONCES:<text:s/></text:p>
      <text:p text:style-name="Normal"><text:tab/>y=4x^2+2x-50</text:p>
      <text:p text:style-name="Normal"><text:tab/>ESCRIBIR: “El valor de la ecuación es: y”</text:p>
      <text:p text:style-name="Normal">FIN SI</text:p>
      <text:p text:style-name="Normal">DE LO CONTRARIO</text:p>
      <text:p text:style-name="Normal">SI (x&gt;2) ENTONCES:</text:p>
      <text:p text:style-name="Normal"><text:tab/>Y=x^2+3x+20</text:p>
      <text:p text:style-name="Normal">FIN SI</text:p>
      <text:p text:style-name="Normal">DE LO CONTRARIO</text:p>
      <text:p text:style-name="Normal">ESCRIBIR: “No hay solución”</text:p>
      <text:p text:style-name="Normal">FIN DE LO COTRARIO</text:p>
      <text:p text:style-name="P100"/>
      <text:soft-page-break/>
      <text:p text:style-name="P101">Tipos de triángulos:</text:p>
      <text:p text:style-name="P102"/>
      <text:p text:style-name="Normal">INICIO</text:p>
      <text:p text:style-name="Normal">ESCRIBIR: “dame el valor de a”</text:p>
      <text:p text:style-name="Normal">LEER: a</text:p>
      <text:p text:style-name="Normal">ESCRIBIR: “dame el valor de b”</text:p>
      <text:p text:style-name="Normal">LEER: b</text:p>
      <text:p text:style-name="Normal">ESCRIBIR: “dame el valor de c”</text:p>
      <text:p text:style-name="Normal">LEER: c</text:p>
      <text:p text:style-name="Normal">SI (a=0||b=0||c=0)</text:p>
      <text:p text:style-name="Normal">ESCRIBIR: “Por favor escriba los 3 lados reales”</text:p>
      <text:p text:style-name="Normal">DE LO CONTRARIO</text:p>
      <text:p text:style-name="Normal">SI(a=b=c)</text:p>
      <text:p text:style-name="Normal">ESCRIBIR: ”Se puede formar un triangulo equilátero”</text:p>
      <text:p text:style-name="Normal">SI(a=b &amp;&amp; b=c &amp;&amp; c!=a ||<text:s/>b=c &amp;&amp; c=a &amp;&amp; a!=b||<text:s/>c=a &amp;&amp; a=b &amp;&amp; b!=c)</text:p>
      <text:p text:style-name="Normal">ESCRIBIR: ”Se puede formar un triangulo isoceles”</text:p>
      <text:p text:style-name="Normal">SI(a!=b &amp;&amp; b!=c &amp;&amp; c!=a)</text:p>
      <text:p text:style-name="Normal">ESCRIBIR: ”Se puede formar un triangulo escaleno”</text:p>
      <text:p text:style-name="Normal">FIN DE LO CONTARIO</text:p>
      <text:p text:style-name="P103"/>
      <text:soft-page-break/>
      <text:p text:style-name="P104">Suma de 2 numeros:</text:p>
      <text:p text:style-name="Normal"/>
      <text:p text:style-name="Normal">INICIO</text:p>
      <text:p text:style-name="Normal">ESCRIBIR: “dame el valor de a”</text:p>
      <text:p text:style-name="Normal">LEER: a</text:p>
      <text:p text:style-name="Normal">ESCRIBIR: “dame el valor de b”</text:p>
      <text:p text:style-name="Normal">LEER: b</text:p>
      <text:p text:style-name="Normal">RESOLVER: c=(a+b)</text:p>
      <text:p text:style-name="Normal">ESCRIBIR: “El resultado de la suma del valor a y el valor b es: c”</text:p>
      <text:p text:style-name="Normal">FIN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Standard"/>
      <text:p text:style-name="Standard"/>
      <text:p text:style-name="P105">Conclusiones:<text:s/></text:p>
      <text:p text:style-name="Standard"><text:span text:style-name="T106">El pseudocodigo es un lenguaje establecido el cual se desarrolla a partir de un algoritmo el cual se hizo en<text:s/></text:span><text:span text:style-name="T107">base a un problema de la vida cotidiana o para satisfacer una necesidad en especial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árrafodelista" style:display-name="Párrafo de lista" style:family="paragraph" style:parent-style-name="Normal">
      <style:paragraph-properties fo:widows="2" fo:orphans="2" style:vertical-align="auto" fo:margin-bottom="0.1111in" fo:line-height="105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Cristian Cedano</dc:creator>
    <meta:creation-date>2017-02-02T00:09:00Z</meta:creation-date>
    <dc:date>2017-09-17T21:36:00Z</dc:date>
    <meta:template xlink:href="Normal" xlink:type="simple"/>
    <meta:editing-cycles>11</meta:editing-cycles>
    <meta:editing-duration>PT3180S</meta:editing-duration>
    <meta:document-statistic meta:page-count="5" meta:paragraph-count="3" meta:word-count="303" meta:character-count="1971" meta:row-count="13" meta:non-whitespace-character-count="1671"/>
  </office:meta>
</office:document-meta>
</file>